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0.3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cm" svg:height="0.569cm" svg:x="0cm" svg:y="0.031cm">
          <draw:text-box>
            <text:p text:style-name="P2"><text:span text:style-name="T1">FID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cm" fo:page-height="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20:15:46.757000000</dc:date>
    <meta:editing-duration>PT3H2M</meta:editing-duration>
    <meta:editing-cycles>7</meta:editing-cycles>
    <meta:generator>LibreOffice/6.4.4.2$Windows_X86_64 LibreOffice_project/3d775be2011f3886db32dfd395a6a6d1ca2630ff</meta:generator>
    <meta:document-statistic meta:object-count="2"/>
  </office:meta>
</office:document-meta>
</file>